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222222" style:text-line-through-style="none" style:font-name="Trebuchet MS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P10" style:family="paragraph" style:parent-style-name="Standard">
      <style:text-properties fo:font-variant="normal" fo:text-transform="none" fo:color="#222222" style:text-line-through-style="none" style:font-name="Trebuchet MS" style:text-underline-style="none" style:text-blinking="false" fo:background-color="transparent"/>
    </style:style>
    <style:style style:name="P11" style:family="paragraph" style:parent-style-name="Standard">
      <style:text-properties fo:font-variant="normal" fo:text-transform="none" fo:color="#222222" style:text-line-through-style="none" style:font-name="Trebuchet MS" fo:font-style="italic" style:text-underline-style="none" style:text-blinking="false" fo:background-color="transparent" style:font-style-asian="italic" style:font-style-complex="italic"/>
    </style:style>
    <style:style style:name="P12" style:family="paragraph" style:parent-style-name="Standard">
      <style:text-properties fo:font-variant="normal" fo:text-transform="none" fo:color="#222222" style:text-line-through-styl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7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18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T1" style:family="text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222222" style:text-line-through-style="none" fo:font-size="11pt" fo:font-style="normal" style:text-underline-style="none" fo:font-weight="normal" style:text-blinking="false" fo:background-color="transparent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fo:font-style="normal"/>
    </style:style>
    <style:style style:name="T8" style:family="text">
      <style:text-properties style:text-underline-style="none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3">to apply graphical effect (</text:span>which can also be used on backgrounds and borders but mainly on images), or by clipping the image.</text:p>
      <text:p text:style-name="P3"/>
      <text:p text:style-name="P5"><text:span text:style-name="T4">Filters...</text:span></text:p>
      <text:p text:style-name="P5"><text:span text:style-name="T4"/></text:p>
      <text:p text:style-name="P19">[CODEBOX]</text:p>
      <text:p text:style-name="P12">filter:function(value);</text:p>
      <text:p text:style-name="P11"/>
      <text:p text:style-name="P5">url()</text:p>
      <text:p text:style-name="P5">blur()</text:p>
      <text:p text:style-name="P5">brightness()</text:p>
      <text:p text:style-name="P5">contrast()</text:p>
      <text:p text:style-name="P5">drop-shadow()</text:p>
      <text:p text:style-name="P5">grayscale()</text:p>
      <text:p text:style-name="P5">hue-rotate()</text:p>
      <text:p text:style-name="P5">invert()</text:p>
      <text:p text:style-name="P5">saturate()</text:p>
      <text:p text:style-name="P5">opacity()</text:p>
      <text:p text:style-name="P5">sepia()</text:p>
      <text:p text:style-name="P4"/>
      <text:p text:style-name="P4"/>
      <text:p text:style-name="P16">url()</text:p>
      <text:p text:style-name="P9"><text:span text:style-name="T2">...is used to reference a SVG filter</text:span></text:p>
      <text:p text:style-name="P8"/>
      <text:p text:style-name="P19">[CODEBOX]</text:p>
      <text:p text:style-name="P17">.img_box {</text:p>
      <text:p text:style-name="P9"><text:span text:style-name="T1"><text:s/></text:span><text:span text:style-name="T2">filter: url(resource.svg#elementID)</text:span></text:p>
      <text:p text:style-name="P8"><text:span text:style-name="T6">}</text:span></text:p>
      <text:p text:style-name="P8"/>
      <text:p text:style-name="P16">blur()</text:p>
      <text:p text:style-name="P9"><text:span text:style-name="T2">...applies Gaussian blur (does not accept percentages as value)</text:span></text:p>
      <text:p text:style-name="P9"><text:span text:style-name="T2"/></text:p>
      <text:p text:style-name="P19"><text:span text:style-name="T7">[CODEBOX]</text:span></text:p>
      <text:p text:style-name="P7">img {</text:p>
      <text:p text:style-name="P9"><text:span text:style-name="T2">filter: blur(5px);</text:span></text:p>
      <text:p text:style-name="P9"><text:span text:style-name="T2">}</text:span></text:p>
      <text:p text:style-name="P8"><text:soft-page-break/></text:p>
      <text:p text:style-name="P16">brightness()</text:p>
      <text:p text:style-name="P9"><text:span text:style-name="T2">...as it sounds (0% = black and 100% is unchanged – can also go above 100%!)</text:span></text:p>
      <text:p text:style-name="P9"><text:span text:style-name="T2"/></text:p>
      <text:p text:style-name="P19"><text:span text:style-name="T7">[CODEBOX]</text:span></text:p>
      <text:p text:style-name="P7">img {</text:p>
      <text:p text:style-name="P9"><text:span text:style-name="T2">filter: brightness(0.5);</text:span></text:p>
      <text:p text:style-name="P9"><text:span text:style-name="T2">}</text:span></text:p>
      <text:p text:style-name="P9"><text:span text:style-name="T2"/></text:p>
      <text:p text:style-name="P16">contrast()</text:p>
      <text:p text:style-name="P9"><text:span text:style-name="T2">...as it sounds (0% = gray and 100% is unchanged – and can go above 100%!)</text:span></text:p>
      <text:p text:style-name="P19"><text:span text:style-name="T7">[CODEBOX]</text:span></text:p>
      <text:p text:style-name="P15"><text:span text:style-name="T7">img {</text:span></text:p>
      <text:p text:style-name="P9"><text:span text:style-name="T1"><text:s/></text:span><text:span text:style-name="T2">filter: contrast(200%);</text:span></text:p>
      <text:p text:style-name="P9"><text:span text:style-name="T2">}</text:span></text:p>
      <text:p text:style-name="P8"/>
      <text:p text:style-name="P16">drop-shadow() </text:p>
      <text:p text:style-name="P9"><text:span text:style-name="T1"><text:s/>...a</text:span><text:span text:style-name="T2">pplies a drop-shadow effect to the input image</text:span></text:p>
      <text:p text:style-name="P8"/>
      <text:p text:style-name="P19"><text:span text:style-name="T7">[CODEBOX]</text:span></text:p>
      <text:p text:style-name="P15">img {</text:p>
      <text:p text:style-name="P18">/*filter: drop-shadow(offset-x offset-y blur-radius color);*/</text:p>
      <text:p text:style-name="P9"><text:span text:style-name="T2">filter: drop-shadow(5px 5px 2px black); </text:span></text:p>
      <text:p text:style-name="P9"><text:span text:style-name="T2">}</text:span></text:p>
      <text:p text:style-name="P8"/>
      <text:p text:style-name="P16">grayscale()</text:p>
      <text:p text:style-name="P9"><text:span text:style-name="T2">...converts image to greyscale (0% is unchanged and 100% is completely greyscale)</text:span></text:p>
      <text:p text:style-name="P9"><text:span text:style-name="T2"/></text:p>
      <text:p text:style-name="P19"><text:span text:style-name="T7">[CODEBOX]</text:span></text:p>
      <text:p text:style-name="P15">img {</text:p>
      <text:p text:style-name="P9"><text:span text:style-name="T1"><text:s/></text:span><text:span text:style-name="T2">filter: grayscale(50%);</text:span></text:p>
      <text:p text:style-name="P9"><text:span text:style-name="T2">}</text:span></text:p>
      <text:p text:style-name="P8"/>
      <text:p text:style-name="P16">hue-rotate()</text:p>
      <text:p text:style-name="P9"><text:span text:style-name="T2">...applies hue-rotation to the image (different colour on colour wheel)</text:span></text:p>
      <text:p text:style-name="P8"/>
      <text:p text:style-name="P19"><text:span text:style-name="T7">[CODEBOX]</text:span></text:p>
      <text:p text:style-name="P15">img {</text:p>
      <text:p text:style-name="P9"><text:span text:style-name="T2">filter: hue-rotate(90deg);</text:span></text:p>
      <text:p text:style-name="P9"><text:span text:style-name="T2">}</text:span></text:p>
      <text:p text:style-name="P8"/>
      <text:p text:style-name="P16"><text:soft-page-break/>invert()</text:p>
      <text:p text:style-name="P9"><text:span text:style-name="T2">...inverts the colours (100% is opposite colour on wheel and 0% is unchanged)</text:span></text:p>
      <text:p text:style-name="P8"/>
      <text:p text:style-name="P19"><text:span text:style-name="T7">[CODEBOX]</text:span></text:p>
      <text:p text:style-name="P15">img {</text:p>
      <text:p text:style-name="P9"><text:span text:style-name="T2">filter: invert(33%);</text:span></text:p>
      <text:p text:style-name="P9"><text:span text:style-name="T2">}</text:span></text:p>
      <text:p text:style-name="P9"><text:span text:style-name="T2"/></text:p>
      <text:p text:style-name="P16">opacity()</text:p>
      <text:p text:style-name="P9"><text:span text:style-name="T2">...changes “see-throughness“ (0% is completely transparent and 100% is unchanged)</text:span></text:p>
      <text:p text:style-name="P9"><text:span text:style-name="T2"/></text:p>
      <text:p text:style-name="P19"><text:span text:style-name="T7">[CODEBOX]</text:span></text:p>
      <text:p text:style-name="P15"><text:span text:style-name="T2">img {</text:span></text:p>
      <text:p text:style-name="P9"><text:span text:style-name="T2">filter: opacity(50%);</text:span></text:p>
      <text:p text:style-name="P9"><text:span text:style-name="T2">}</text:span></text:p>
      <text:p text:style-name="P8"/>
      <text:p text:style-name="P16">saturate()</text:p>
      <text:p text:style-name="P9"><text:span text:style-name="T2">... saturates the input image (0% is unsaturated and 100% is unchanged and can over-saturate by going over 100%)</text:span></text:p>
      <text:p text:style-name="P8"/>
      <text:p text:style-name="P19"><text:span text:style-name="T7">[CODEBOX]</text:span></text:p>
      <text:p text:style-name="P15">img {</text:p>
      <text:p text:style-name="P9"><text:span text:style-name="T2">filter: saturate(200%);</text:span></text:p>
      <text:p text:style-name="P9"><text:span text:style-name="T2">}</text:span></text:p>
      <text:p text:style-name="P8"/>
      <text:p text:style-name="P16">sepia()</text:p>
      <text:p text:style-name="P16"><text:span text:style-name="T8">...converts image to sepia colouration (0% is unchanged and goes to100% )</text:span></text:p>
      <text:p text:style-name="P19"><text:span text:style-name="T7">[CODEBOX]</text:span></text:p>
      <text:p text:style-name="P15">img {</text:p>
      <text:p text:style-name="P9"><text:span text:style-name="T2">filter: sepia(20%);</text:span></text:p>
      <text:p text:style-name="P16"><text:span text:style-name="T8">}</text:span></text:p>
      <text:p text:style-name="P7"/>
      <text:p text:style-name="P7">Filters can be combined:</text:p>
      <text:p text:style-name="P19"><text:span text:style-name="T7">[CODEBOX]</text:span></text:p>
      <text:p text:style-name="P15">img {</text:p>
      <text:p text:style-name="P9"><text:span text:style-name="T2">filter: contrast (175%) brightness (75%);</text:span></text:p>
      <text:p text:style-name="P9"><text:span text:style-name="T2">}</text:span></text:p>
      <text:p text:style-name="P1"/>
      <text:p text:style-name="P6">Clipping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5-26T15:02:23.25</meta:creation-date>
    <meta:generator>OpenOffice/4.1.5$Win32 OpenOffice.org_project/415m1$Build-9789</meta:generator>
    <dc:date>2021-05-27T18:01:29.87</dc:date>
    <dc:creator>Mary Ronan</dc:creator>
    <meta:editing-duration>PT35M13S</meta:editing-duration>
    <meta:editing-cycles>6</meta:editing-cycles>
    <meta:document-statistic meta:table-count="0" meta:image-count="0" meta:object-count="0" meta:page-count="3" meta:paragraph-count="92" meta:word-count="355" meta:character-count="2241"/>
  </office:meta>
</office:document-meta>
</file>